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svg:stroke-color="#faa61a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fo:min-height="2.346cm"/>
    </style:style>
    <style:style style:name="gr3" style:family="graphic" style:parent-style-name="standard">
      <style:graphic-properties draw:stroke="dash" draw:stroke-dash="Fine_20_Dashed" svg:stroke-width="0.051cm" svg:stroke-color="#faa61a" draw:marker-start-width="0.355cm" draw:marker-end-width="0.355cm" draw:fill="none" draw:fill-color="#ffffff" draw:auto-grow-height="true" draw:auto-grow-width="false" fo:max-height="0cm" fo:min-height="1.199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a3238e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a3238e" draw:marker-start-width="0.355cm" draw:marker-end-width="0.355cm" draw:fill="none" draw:fill-color="#ffffff" draw:auto-grow-height="true" draw:auto-grow-width="false" fo:max-height="0cm" fo:min-height="1.199cm" fo:padding-top="0.15cm" fo:padding-bottom="0.15cm" fo:padding-left="0.275cm" fo:padding-right="0.275cm"/>
    </style:style>
    <style:style style:name="gr6" style:family="graphic" style:parent-style-name="standard">
      <style:graphic-properties svg:stroke-width="0.102cm" svg:stroke-color="#3465a4" draw:marker-start-width="0.509cm" draw:marker-end-width="0.509cm" draw:fill="none" draw:textarea-vertical-align="middle" draw:auto-grow-height="false" fo:min-height="0.761cm" fo:min-width="0cm" fo:padding-top="0.176cm" fo:padding-bottom="0.176cm" fo:padding-left="0.301cm" fo:padding-right="0.301cm"/>
    </style:style>
    <style:style style:name="gr7" style:family="graphic" style:parent-style-name="standard">
      <style:graphic-properties draw:stroke="dash" draw:stroke-dash="Fine_20_Dashed" svg:stroke-width="0.051cm" svg:stroke-color="#0066b3" draw:marker-start-width="0.355cm" draw:marker-end-width="0.355cm" draw:fill="none" draw:fill-color="#ffffff" draw:auto-grow-height="true" draw:auto-grow-width="false" fo:max-height="0cm" fo:min-height="1.444cm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Courier New" fo:font-size="12pt" style:font-size-asian="18pt" style:font-size-complex="18pt"/>
    </style:style>
    <style:style style:name="P3" style:family="paragraph">
      <loext:graphic-properties draw:fill="none"/>
      <style:text-properties style:font-name="Courier New" fo:font-size="12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" style:family="text">
      <style:text-properties style:font-name="Courier New" fo:font-size="12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488cm" svg:y1="3.572cm" svg:x2="2.956cm" svg:y2="4.359cm">
          <text:p/>
        </draw:line>
        <draw:frame draw:style-name="gr2" draw:text-style-name="P3" draw:layer="layout" svg:width="10.378cm" svg:height="2.596cm" svg:x="0.914cm" svg:y="1.409cm">
          <draw:text-box>
            <text:p text:style-name="P2"><text:span text:style-name="T1">Build:</text:span><text:span text:style-name="T2">hg38</text:span></text:p>
            <text:p text:style-name="P2"><text:span text:style-name="T1">Chromosomes:</text:span><text:span text:style-name="T2">1-22</text:span></text:p>
            <text:p text:style-name="P2"><text:span text:style-name="T1">OutDir:</text:span><text:span text:style-name="T2">/path/to/my/output/directory/</text:span></text:p>
            <text:p text:style-name="P2"><text:span text:style-name="T1">OutPrefix:</text:span><text:span text:style-name="T2">myProject</text:span></text:p>
          </draw:text-box>
        </draw:frame>
        <draw:frame draw:style-name="gr3" draw:text-style-name="P5" draw:layer="layout" svg:width="7.874cm" svg:height="1.499cm" svg:x="0.296cm" svg:y="4.36cm">
          <draw:text-box>
            <text:p text:style-name="P4"><text:span text:style-name="T3">This is any string (no whitespace) that will be the prefix of your output files.</text:span></text:p>
          </draw:text-box>
        </draw:frame>
        <draw:line draw:style-name="gr4" draw:text-style-name="P1" draw:layer="layout" svg:x1="9.768cm" svg:y1="2.981cm" svg:x2="11.954cm" svg:y2="3.897cm">
          <text:p/>
        </draw:line>
        <draw:frame draw:style-name="gr5" draw:text-style-name="P5" draw:layer="layout" svg:width="7.874cm" svg:height="1.499cm" svg:x="9.596cm" svg:y="3.959cm">
          <draw:text-box>
            <text:p text:style-name="P4"><text:span text:style-name="T3">This directory path must already exist. <text:s/>Results will be output here.</text:span></text:p>
          </draw:text-box>
        </draw:frame>
        <draw:custom-shape draw:style-name="gr6" draw:text-style-name="P1" draw:layer="layout" svg:width="0.67cm" svg:height="1.065cm" svg:x="5.242cm" svg:y="1.40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13.694cm" svg:height="1.744cm" svg:x="5.912cm" svg:y="0.542cm">
          <draw:text-box>
            <text:p text:style-name="P4"><text:span text:style-name="T3">This is the human genome build used based on your imputed files and the chromsome ranges you want results for. <text:s/>If only one chromsome, the start and stop range will be the sam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9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1cm" fo:margin-bottom="0cm" fo:text-indent="0cm"/>
      <style:text-properties fo:font-size="4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3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2.903cm" svg:x="1cm" svg:y="4.469cm"/>
      <draw:page-thumbnail draw:layer="backgroundobjects" svg:width="9.294cm" svg:height="2.903cm" svg:x="1cm" svg:y="12.517cm"/>
      <draw:page-thumbnail draw:layer="backgroundobjects" svg:width="9.294cm" svg:height="2.903cm" svg:x="1cm" svg:y="20.565cm"/>
      <draw:page-thumbnail draw:layer="backgroundobjects" svg:width="9.294cm" svg:height="2.903cm" svg:x="11.295cm" svg:y="4.469cm"/>
      <draw:page-thumbnail draw:layer="backgroundobjects" svg:width="9.294cm" svg:height="2.903cm" svg:x="11.295cm" svg:y="12.517cm"/>
      <draw:page-thumbnail draw:layer="backgroundobjects" svg:width="9.294cm" svg:height="2.903cm" svg:x="11.295cm" svg:y="20.565cm"/>
    </style:handout-master>
    <style:master-page style:name="Default" style:page-layout-name="PM1" draw:style-name="Mdp1">
      <draw:frame presentation:style-name="Default-title" draw:layer="backgroundobjects" svg:width="19.43cm" svg:height="4.672cm" svg:x="1.079cm" svg:y="1.115cm" presentation:class="title" presentation:placeholder="true">
        <draw:text-box/>
      </draw:frame>
      <draw:frame presentation:style-name="Default-outline1" draw:layer="backgroundobjects" svg:width="19.43cm" svg:height="16.234cm" svg:x="1.079cm" svg:y="6.548cm" presentation:class="outline" presentation:placeholder="true">
        <draw:text-box/>
      </draw:frame>
      <draw:frame presentation:style-name="Mpr1" draw:text-style-name="MP2" draw:layer="backgroundobjects" svg:width="5.03cm" svg:height="1.928cm" svg:x="1.079cm" svg:y="25.49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843cm" svg:height="1.928cm" svg:x="7.383cm" svg:y="25.49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03cm" svg:height="1.928cm" svg:x="15.48cm" svg:y="25.49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16:16:13.083020954</meta:creation-date>
    <dc:date>2021-01-13T16:28:34.346409150</dc:date>
    <meta:editing-duration>PT2M1S</meta:editing-duration>
    <meta:editing-cycles>1</meta:editing-cycles>
    <meta:document-statistic meta:object-count="30"/>
    <meta:generator>LibreOffice/6.0.7.3$Linux_X86_64 LibreOffice_project/00m0$Build-3</meta:generator>
  </office:meta>
</office:document-meta>
</file>